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</office:automatic-styles>
  <office:body>
    <office:drawing>
      <draw:page draw:name="page1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2-02-21T18:58:33.99</meta:creation-date>
    <dc:date>2022-02-21T20:53:25.96</dc:date>
    <meta:editing-duration>PT19M19S</meta:editing-duration>
    <meta:editing-cycles>2</meta:editing-cycles>
    <meta:generator>OpenOffice/4.1.6$Win32 OpenOffice.org_project/416m1$Build-9790</meta:generator>
    <meta:print-date>2022-02-21T20:40:04.40</meta:print-date>
    <meta:document-statistic meta:object-count="0"/>
  </office:meta>
</office:document-meta>
</file>